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7000008D74BBFAB09767ED4D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4.589cm" svg:height="27.699cm" svg:x="8.205cm" svg:y="1cm">
          <draw:image xlink:href="Pictures/1000000100000177000008D74BBFAB09767ED4D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5-31T14:32:36.936000000</dc:date>
    <meta:editing-duration>PT9M47S</meta:editing-duration>
    <meta:editing-cycles>1</meta:editing-cycles>
    <meta:document-statistic meta:object-count="1"/>
    <meta:generator>LibreOffice/7.2.5.2$Windows_X86_64 LibreOffice_project/499f9727c189e6ef3471021d6132d4c694f357e5</meta:generator>
  </office:meta>
</office:document-meta>
</file>